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96d62"/>
    </style:style>
    <style:style style:name="P2" style:family="paragraph" style:parent-style-name="Standard">
      <style:text-properties fo:font-size="16pt" fo:font-weight="bold" officeooo:rsid="00096d62" officeooo:paragraph-rsid="00096d6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Mono" fo:font-size="10pt" officeooo:rsid="00096d62" officeooo:paragraph-rsid="00096d62" style:font-name-asian="Droid Sans Fallback1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rsid="00096d62" officeooo:paragraph-rsid="000d3dbb" style:font-name-asian="Droid Sans Fallback1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10pt" officeooo:rsid="00096d62" officeooo:paragraph-rsid="000f07a5" style:font-name-asian="Droid Sans Fallback1" style:font-size-asian="10pt" style:font-name-complex="Liberation Mono" style:font-size-complex="10pt"/>
    </style:style>
    <style:style style:name="P6" style:family="paragraph" style:parent-style-name="Standard">
      <style:text-properties officeooo:paragraph-rsid="000d3dbb"/>
    </style:style>
    <style:style style:name="P7" style:family="paragraph" style:parent-style-name="Standard">
      <style:text-properties officeooo:paragraph-rsid="000f07a5"/>
    </style:style>
    <style:style style:name="P8" style:family="paragraph" style:parent-style-name="Standard">
      <style:text-properties officeooo:paragraph-rsid="0010a3b5"/>
    </style:style>
    <style:style style:name="P9" style:family="paragraph" style:parent-style-name="Standard">
      <style:paragraph-properties fo:margin-top="0cm" fo:margin-bottom="0.499cm" style:contextual-spacing="false" fo:line-height="100%"/>
      <style:text-properties style:font-name="Liberation Mono" fo:font-size="10pt" officeooo:rsid="00096d62" officeooo:paragraph-rsid="000d3dbb" style:font-name-asian="Droid Sans Fallback1" style:font-size-asian="10pt" style:font-name-complex="Liberation Mono" style:font-size-complex="10pt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.499cm" style:contextual-spacing="false" fo:line-height="100%"/>
      <style:text-properties officeooo:paragraph-rsid="000aa6d8"/>
    </style:style>
    <style:style style:name="P12" style:family="paragraph" style:parent-style-name="Preformatted_20_Text">
      <style:paragraph-properties fo:margin-top="0cm" fo:margin-bottom="0.499cm" style:contextual-spacing="false" fo:line-height="100%"/>
      <style:text-properties officeooo:paragraph-rsid="000d3dbb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0b396c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0c86bd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55e76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18e7fa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1a5262"/>
    </style:style>
    <style:style style:name="P18" style:family="paragraph" style:parent-style-name="Text_20_body">
      <style:text-properties officeooo:paragraph-rsid="0010a3b5"/>
    </style:style>
    <style:style style:name="P1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128497"/>
    </style:style>
    <style:style style:name="P21" style:family="paragraph" style:parent-style-name="Preformatted_20_Text">
      <style:text-properties style:font-name="Liberation Mono" fo:font-size="10pt" officeooo:rsid="00096d62" officeooo:paragraph-rsid="00096d62" style:font-name-asian="Droid Sans Fallback1" style:font-size-asian="10pt" style:font-name-complex="Liberation Mono" style:font-size-complex="10pt"/>
    </style:style>
    <style:style style:name="P22" style:family="paragraph" style:parent-style-name="Preformatted_20_Text">
      <style:text-properties officeooo:paragraph-rsid="0010a3b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officeooo:rsid="00096d62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0f07a5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0a3b5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8e7f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d3986" style:font-size-asian="10pt" style:font-weight-asian="normal" style:font-size-complex="10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96d62" style:font-size-asian="16pt" style:font-weight-asian="bold" style:font-size-complex="16pt" style:font-weight-complex="bold"/>
    </style:style>
    <style:style style:name="T9" style:family="text">
      <style:text-properties fo:font-size="16pt" fo:font-weight="normal" officeooo:rsid="00096d62" style:font-size-asian="16pt" style:font-weight-asian="normal" style:font-size-complex="16pt" style:font-weight-complex="normal"/>
    </style:style>
    <style:style style:name="T10" style:family="text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T11" style:family="text">
      <style:text-properties officeooo:rsid="000d3db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14" style:family="text">
      <style:text-properties style:font-name="Liberation Mono" fo:font-size="10pt" fo:font-weight="normal" officeooo:rsid="00096d62" style:font-name-asian="Droid Sans Fallback1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weight="normal" style:font-name-asian="Droid Sans Fallback1" style:font-weight-asian="normal" style:font-name-complex="Liberation Mono" style:font-weight-complex="normal"/>
    </style:style>
    <style:style style:name="T16" style:family="text">
      <style:text-properties style:font-name="Liberation Mono" fo:font-weight="normal" officeooo:rsid="000d3dbb" style:font-name-asian="Droid Sans Fallback1" style:font-weight-asian="normal" style:font-name-complex="Liberation Mono" style:font-weight-complex="normal"/>
    </style:style>
    <style:style style:name="T17" style:family="text">
      <style:text-properties style:font-name="Liberation Mono" fo:font-size="10.5pt" style:font-name-asian="Droid Sans Fallback1" style:font-size-asian="10.5pt" style:font-name-complex="Liberation Mono" style:font-size-complex="10.5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096d62" style:font-size-asian="14pt" style:font-weight-asian="bold" style:font-size-complex="14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96d62" style:font-size-asian="12pt" style:font-weight-asian="normal" style:font-size-complex="12pt" style:font-weight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normal" officeooo:rsid="00096d62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120af0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一.vim重定义快捷键：</text:p>
      <text:p text:style-name="P1"><text:span text:style-name="Source_20_Text">" 到行首和行尾</text:span></text:p>
      <text:p text:style-name="Preformatted_20_Text"><text:span text:style-name="Source_20_Text">nmap &lt;Leader&gt;lb 0</text:span></text:p>
      <text:p text:style-name="Preformatted_20_Text"><text:span text:style-name="Source_20_Text">nmap &lt;Leader&gt;le $</text:span></text:p>
      <text:p text:style-name="Preformatted_20_Text"><text:span text:style-name="Source_20_Text">" 将选中文本块复制至系统剪贴板</text:span></text:p>
      <text:p text:style-name="Preformatted_20_Text"><text:span text:style-name="Source_20_Text">vnoremap &lt;Leader&gt;y "+y</text:span></text:p>
      <text:p text:style-name="Preformatted_20_Text"><text:span text:style-name="Source_20_Text">" 将系统剪贴板内容粘贴至 vim</text:span></text:p>
      <text:p text:style-name="Preformatted_20_Text"><text:span text:style-name="Source_20_Text">nmap &lt;Leader&gt;p "+p</text:span></text:p>
      <text:p text:style-name="Preformatted_20_Text"><text:span text:style-name="Source_20_Text">" 关闭当前分割窗口</text:span></text:p>
      <text:p text:style-name="Preformatted_20_Text"><text:span text:style-name="Source_20_Text">nmap &lt;Leader&gt;q :q&lt;CR&gt;</text:span></text:p>
      <text:p text:style-name="Preformatted_20_Text"><text:span text:style-name="Source_20_Text">" 保存当前窗口内容</text:span></text:p>
      <text:p text:style-name="Preformatted_20_Text"><text:span text:style-name="Source_20_Text">nmap &lt;Leader&gt;w :w&lt;CR&gt;</text:span></text:p>
      <text:p text:style-name="Preformatted_20_Text"><text:span text:style-name="Source_20_Text">" 保存所有窗口内容并退出 vim</text:span></text:p>
      <text:p text:style-name="Preformatted_20_Text"><text:span text:style-name="Source_20_Text">nmap &lt;Leader&gt;WQ :wa&lt;CR&gt;:q&lt;CR&gt;</text:span></text:p>
      <text:p text:style-name="Preformatted_20_Text"><text:span text:style-name="Source_20_Text">" 不做任何保存，直接退出 vim</text:span></text:p>
      <text:p text:style-name="Preformatted_20_Text"><text:span text:style-name="Source_20_Text">nmap &lt;Leader&gt;Q :qa!&lt;CR&gt;</text:span></text:p>
      <text:p text:style-name="Preformatted_20_Text"><text:span text:style-name="Source_20_Text">" 依次遍历子窗口</text:span></text:p>
      <text:p text:style-name="Preformatted_20_Text"><text:span text:style-name="Source_20_Text">nnoremap nw &lt;C-W&gt;&lt;C-W&gt;</text:span></text:p>
      <text:p text:style-name="Preformatted_20_Text"><text:span text:style-name="Source_20_Text">" 跳转至右方的窗口</text:span></text:p>
      <text:p text:style-name="Preformatted_20_Text"><text:span text:style-name="Source_20_Text">nnoremap &lt;Leader&gt;lw &lt;C-W&gt;l</text:span></text:p>
      <text:p text:style-name="Preformatted_20_Text"><text:span text:style-name="Source_20_Text">" 跳转至左方的窗口</text:span></text:p>
      <text:p text:style-name="Preformatted_20_Text"><text:span text:style-name="Source_20_Text">nnoremap &lt;Leader&gt;hw &lt;C-W&gt;h</text:span></text:p>
      <text:p text:style-name="Preformatted_20_Text"><text:span text:style-name="Source_20_Text">" 跳转至上方的子窗口</text:span></text:p>
      <text:p text:style-name="Preformatted_20_Text"><text:span text:style-name="Source_20_Text">nnoremap &lt;Leader&gt;kw &lt;C-W&gt;k</text:span></text:p>
      <text:p text:style-name="Preformatted_20_Text"><text:span text:style-name="Source_20_Text">" 跳转至下方的子窗口</text:span></text:p>
      <text:p text:style-name="Preformatted_20_Text"><text:span text:style-name="Source_20_Text">nnoremap &lt;Leader&gt;jw &lt;C-W&gt;j</text:span></text:p>
      <text:p text:style-name="Preformatted_20_Text"><text:span text:style-name="Source_20_Text">" 在结对符之间跳转，助记pair</text:span></text:p>
      <text:p text:style-name="P10"><text:span text:style-name="Source_20_Text">nmap &lt;Leader&gt;pa %</text:span></text:p>
      <text:p text:style-name="P11"><text:span text:style-name="Source_20_Text"><text:span text:style-name="T8">二.关于板块关联的快捷键</text:span></text:span></text:p>
      <text:p text:style-name="P11"><text:span text:style-name="Source_20_Text">" 快捷键 i 开/关缩进可视化</text:span></text:p>
      <text:p text:style-name="P10"><text:span text:style-name="Source_20_Text">:nmap &lt;silent&gt; &lt;Leader&gt;i &lt;Plug&gt;IndentGuidesToggle</text:span></text:p>
      <text:p text:style-name="P10"><text:span text:style-name="Source_20_Text"><text:span text:style-name="T8">三.代码折叠</text:span></text:span></text:p>
      <text:p text:style-name="P13">za，打开或关闭当前折叠；</text:p>
      <text:p text:style-name="P13">zM，关闭所有折叠；</text:p>
      <text:p text:style-name="P13">zR，打开所有折叠</text:p>
      <text:p text:style-name="P13"><text:span text:style-name="Source_20_Text"><text:span text:style-name="T8">四.接口与实现快速切换</text:span></text:span></text:p>
      <text:p text:style-name="P14">键入 ;ch 就能在实现文件和接口文件间切换，</text:p>
      <text:p text:style-name="P10"><text:span text:style-name="Source_20_Text">nmap &lt;Leader&gt;ch :A&lt;CR&gt;</text:span></text:p>
      <text:p text:style-name="P14">键入 ;sch 子窗口中将显示实现文件/接口文件</text:p>
      <text:p text:style-name="P14"><text:span text:style-name="Source_20_Text">nmap &lt;Leader&gt;sch :AS&lt;CR&gt;</text:span></text:p>
      <text:p text:style-name="P14"><text:soft-page-break/><text:span text:style-name="Source_20_Text"><text:span text:style-name="T8">五.书签</text:span></text:span></text:p>
      <text:p text:style-name="P12">mx，设定/取消当前行名为 x 的标签</text:p>
      <text:p text:style-name="P12">m,，自动设定下一个可用书签</text:p>
      <text:p text:style-name="P4">mda，删除当前文件中所有独立书签</text:p>
      <text:p text:style-name="P4"/>
      <text:p text:style-name="P9">ms，罗列出当前文件中所有书签</text:p>
      <text:p text:style-name="P9">mn，按行号前后顺序，跳转至下个独立书签</text:p>
      <text:p text:style-name="P9">mp，按行号前后顺序，跳转至前个独立书签</text:p>
      <text:p text:style-name="P9"><text:span text:style-name="Source_20_Text"><text:span text:style-name="T7">六.标签导航</text:span></text:span></text:p>
      <text:p text:style-name="P9"><text:span text:style-name="Source_20_Text"><text:span text:style-name="T18">a.原生态生成使用标签</text:span></text:span></text:p>
      <text:p text:style-name="P3"><text:span text:style-name="T11">1.</text:span>运行 ctags 生成标签文件<text:span text:style-name="Source_20_Text"><text:span text:style-name="T10">：</text:span></text:span></text:p>
      <text:p text:style-name="P21"><text:span text:style-name="Source_20_Text"><text:s text:c="4"/>cd /data/workplace/example/ <text:s text:c="16"/>//进入工作空间</text:span></text:p>
      <text:p text:style-name="P10"><text:span text:style-name="Source_20_Text"><text:s text:c="4"/>ctags -R --c++-kinds=+p+l+x+c+d+e+f+g+m+n+s+t+u+v --fields=+liaS --extra=+q <text:s text:c="3"/>--language-force=c++ <text:s text:c="23"/>//紧接上一条命令，生成标签文件</text:span></text:p>
      <text:p text:style-name="P5"><text:span text:style-name="Source_20_Text"><text:span text:style-name="T16">2.</text:span></text:span><text:span text:style-name="Source_20_Text"><text:span text:style-name="T15">提取有关C++的标签，在</text:span></text:span><text:span text:style-name="Source_20_Text"><text:span text:style-name="T12">/data/workplace/example/下生成了多个tags文件</text:span></text:span></text:p>
      <text:p text:style-name="P1"><text:span text:style-name="Source_20_Text"><text:span text:style-name="T2"><text:s text:c="4"/>ctags --list-kinds=c++</text:span></text:span></text:p>
      <text:p text:style-name="P6"><text:span text:style-name="Source_20_Text"><text:span text:style-name="T2">3.引入标签文件</text:span></text:span></text:p>
      <text:p text:style-name="P6"><text:span text:style-name="Source_20_Text"><text:span text:style-name="T2"><text:s text:c="4"/>在vim中输入命令 :set tags+=/data/workplace/example/tags</text:span></text:span></text:p>
      <text:p text:style-name="P7"><text:span text:style-name="Source_20_Text"><text:span text:style-name="T2">4.</text:span></text:span><text:span text:style-name="Source_20_Text"><text:span text:style-name="T3">光标停留处</text:span></text:span><text:span text:style-name="Source_20_Text"><text:span text:style-name="T2">键入快捷键 g]可得到可供导航的标签</text:span></text:span></text:p>
      <text:p text:style-name="P8"><text:span text:style-name="Source_20_Text"><text:span text:style-name="T3">5.遍历同名标签(先键入</text:span></text:span>快捷键 ctrl-] 压标签栈<text:span text:style-name="Source_20_Text"><text:span text:style-name="T3">)</text:span></text:span></text:p>
      <text:p text:style-name="P7"><text:span text:style-name="Source_20_Text"><text:span text:style-name="T3"><text:s text:c="4"/>" 正向遍历同名标签</text:span></text:span></text:p>
      <text:p text:style-name="Preformatted_20_Text"><text:span text:style-name="Source_20_Text"><text:span text:style-name="T3">nmap &lt;Leader&gt;tn :tnext&lt;CR&gt;</text:span></text:span></text:p>
      <text:p text:style-name="Preformatted_20_Text"><text:span text:style-name="Source_20_Text"><text:span text:style-name="T3"><text:s text:c="4"/>" 反向遍历同名标签</text:span></text:span></text:p>
      <text:p text:style-name="P10"><text:span text:style-name="Source_20_Text"><text:span text:style-name="T3">nmap &lt;Leader&gt;tp :tprevious&lt;CR&gt;</text:span></text:span></text:p>
      <text:p text:style-name="P7"><text:span text:style-name="Source_20_Text"><text:span text:style-name="T3">6返回调用处：</text:span></text:span></text:p>
      <text:p text:style-name="P7"><text:span text:style-name="Source_20_Text"><text:span text:style-name="T3"><text:s text:c="3"/>键入 vim 快捷键 ctrl-t</text:span></text:span></text:p>
      <text:p text:style-name="P8"><text:span text:style-name="Source_20_Text"><text:span text:style-name="T4">7</text:span></text:span>返回上个标签</text:p>
      <text:p text:style-name="P8"><text:span text:style-name="Source_20_Text"><text:span text:style-name="T4"><text:s text:c="3"/></text:span></text:span><text:span text:style-name="Source_20_Text"><text:span text:style-name="T3">键入 vim 快捷键 </text:span></text:span><text:span text:style-name="Source_20_Text"><text:span text:style-name="T4"><text:s/></text:span></text:span>ctrl-o</text:p>
      <text:p text:style-name="P8"><text:span text:style-name="Source_20_Text"><text:span text:style-name="T19">b.自动生成标签并引入</text:span></text:span></text:p>
      <text:p text:style-name="P18">indexer 还有个自己的配置文件，用于设定各个工程的根目录路径，配置文件位于 ~/.indexer_files，内容设定如：</text:p>
      <text:p text:style-name="Quotations">--------------- ~/.indexer_files ---------------<text:line-break/>[foo]<text:line-break/>/data/workplace/foo/src/<text:line-break/>[bar]<text:line-break/>/data/workplace/bar/src/</text:p>
      <text:p text:style-name="Text_20_body">上例设定了两个工程的根目录，方括号内是对应工程名，路径末端节点最好细到代码目录以减少冗余信息（如，构建系统生成的很多中间文件）。这样，从以 上目录打开任何代码文件时，indexer 便对整个目录创建标签文件，若代码文件有更新，那么在文件保存时，indexer 将自动调用 ctags 更新标签文件，<text:soft-page-break/>并自动引入进 vim 中（indexer 生成的标签文件以工程名命名，位于 ~/.indexer_files_tags/）。</text:p>
      <text:p text:style-name="Text_20_body"><text:span text:style-name="Source_20_Text"><text:span text:style-name="T8">七.语义导航</text:span></text:span></text:p>
      <text:p text:style-name="Text_20_body"><text:span text:style-name="Source_20_Text"><text:span text:style-name="T8">八.标签列表</text:span></text:span></text:p>
      <text:p text:style-name="Text_20_body"><text:span text:style-name="Source_20_Text"><text:span text:style-name="T25"><text:s text:c="4"/></text:span></text:span><text:span text:style-name="Source_20_Text"><text:span text:style-name="T24">调出左侧的标签列表</text:span></text:span></text:p>
      <text:p text:style-name="Text_20_body"><text:span text:style-name="Source_20_Text"><text:span text:style-name="T24"><text:s text:c="5"/></text:span></text:span>键入 &lt;leader&gt;tl</text:p>
      <text:p text:style-name="P20"><text:span text:style-name="Source_20_Text"><text:span text:style-name="T8">九.内容查找</text:span></text:span></text:p>
      <text:p text:style-name="P20"><text:span text:style-name="T20"><text:s text:c="4"/></text:span><text:span text:style-name="Source_20_Text"><text:span text:style-name="T24">" 使用 ctrlsf.vim 插件在工程内全局查找光标所在关键字，设置快捷键。</text:span></text:span></text:p>
      <text:p text:style-name="P10"><text:span text:style-name="Source_20_Text"><text:s text:c="5"/></text:span><text:span text:style-name="Source_20_Text"><text:span text:style-name="T24">nnoremap &lt;Leader&gt;sp :CtrlSF&lt;CR&gt;</text:span></text:span></text:p>
      <text:p text:style-name="P10"><text:span text:style-name="Source_20_Text"><text:s text:c="4"/>“ <text:s/></text:span>将在右侧子<text:span text:style-name="T22">窗口</text:span>中给出该匹配项的完整代码</text:p>
      <text:p text:style-name="P10"><text:span text:style-name="Source_20_Text"><text:s text:c="5"/></text:span><text:span text:style-name="Source_20_Text"><text:span text:style-name="T23"><text:s/></text:span></text:span><text:span text:style-name="Source_20_Text"><text:span text:style-name="T1">键入 p 键</text:span></text:span></text:p>
      <text:p text:style-name="P10"><text:span text:style-name="Source_20_Text"><text:span text:style-name="T17"><text:s/></text:span></text:span><text:span text:style-name="Source_20_Text"><text:span text:style-name="T13"><text:s/>” </text:span></text:span><text:span text:style-name="T13">不想跳至任何匹配项</text:span></text:p>
      <text:p text:style-name="P10"><text:span text:style-name="Source_20_Text"><text:span text:style-name="T17"><text:s text:c="5"/></text:span></text:span><text:span text:style-name="T13">键入 q 退出</text:span></text:p>
      <text:p text:style-name="P10"><text:span text:style-name="Source_20_Text"><text:span text:style-name="T8">十.注释</text:span></text:span></text:p>
      <text:p text:style-name="Preformatted_20_Text"><text:span text:style-name="T13"><text:s text:c="4"/></text:span>注释当前选中文本</text:p>
      <text:p text:style-name="P19"><text:s text:c="6"/>&lt;leader&gt;cc</text:p>
      <text:p text:style-name="P8"><text:span text:style-name="Source_20_Text"><text:span text:style-name="T21"><text:s text:c="3"/></text:span></text:span><text:span text:style-name="T13">取消选中文本块的注释</text:span></text:p>
      <text:p text:style-name="P8"><text:span text:style-name="Source_20_Text"><text:span text:style-name="T21"><text:s text:c="6"/></text:span></text:span>&lt;leader&gt;cu</text:p>
      <text:p text:style-name="P8"><text:span text:style-name="Source_20_Text"><text:span text:style-name="T8">十一.内容替换</text:span></text:span></text:p>
      <text:p text:style-name="P8"><text:span text:style-name="Source_20_Text"><text:span text:style-name="T8"><text:s text:c="2"/></text:span></text:span><text:span text:style-name="Source_20_Text">" 不确认、非整词</text:span></text:p>
      <text:p text:style-name="Preformatted_20_Text"><text:span text:style-name="Source_20_Text">nnoremap &lt;Leader&gt;R :call Replace(0, 0, input('Replace '.expand('&lt;cword&gt;').' with: '))&lt;CR&gt;</text:span></text:p>
      <text:p text:style-name="Preformatted_20_Text"><text:span text:style-name="Source_20_Text">" 不确认、整词</text:span></text:p>
      <text:p text:style-name="Preformatted_20_Text"><text:span text:style-name="Source_20_Text">nnoremap &lt;Leader&gt;rw :call Replace(0, 1, input('Replace '.expand('&lt;cword&gt;').' with: '))&lt;CR&gt;</text:span></text:p>
      <text:p text:style-name="Preformatted_20_Text"><text:span text:style-name="Source_20_Text">" 确认、非整词</text:span></text:p>
      <text:p text:style-name="Preformatted_20_Text"><text:span text:style-name="Source_20_Text">nnoremap &lt;Leader&gt;rc :call Replace(1, 0, input('Replace '.expand('&lt;cword&gt;').' with: '))&lt;CR&gt;</text:span></text:p>
      <text:p text:style-name="Preformatted_20_Text"><text:span text:style-name="Source_20_Text">" 确认、整词</text:span></text:p>
      <text:p text:style-name="Preformatted_20_Text"><text:span text:style-name="Source_20_Text">nnoremap &lt;Leader&gt;rcw :call Replace(1, 1, input('Replace '.expand('&lt;cword&gt;').' with: '))&lt;CR&gt;</text:span></text:p>
      <text:p text:style-name="P10"><text:span text:style-name="Source_20_Text">nnoremap &lt;Leader&gt;rwc :call Replace(1, 1, input('Replace '.expand('&lt;cword&gt;').' with: '))&lt;CR&gt;</text:span></text:p>
      <text:p text:style-name="P8"><text:span text:style-name="Source_20_Text"><text:span text:style-name="T8">十二.模板插入</text:span></text:span></text:p>
      <text:p text:style-name="P22"><text:span text:style-name="Source_20_Text">" UltiSnips 的 快捷键重新设定</text:span></text:p>
      <text:p text:style-name="Preformatted_20_Text"><text:span text:style-name="Source_20_Text">let g:UltiSnipsExpandTrigger="&lt;leader&gt;&lt;tab&gt;"</text:span></text:p>
      <text:p text:style-name="Preformatted_20_Text"><text:span text:style-name="Source_20_Text">let g:UltiSnipsJumpForwardTrigger="&lt;leader&gt;&lt;tab&gt;"</text:span></text:p>
      <text:p text:style-name="P10"><text:span text:style-name="Source_20_Text">let g:UltiSnipsJumpBackwardTrigger="&lt;leader&gt;&lt;s-tab&gt;"</text:span></text:p>
      <text:p text:style-name="P8"><text:soft-page-break/><text:span text:style-name="Source_20_Text"><text:span text:style-name="T8">十三.智能补全</text:span></text:span></text:p>
      <text:p text:style-name="P8"><text:span text:style-name="Source_20_Text"><text:span text:style-name="T8"><text:s text:c="2"/></text:span></text:span><text:span text:style-name="Source_20_Text"><text:span text:style-name="T19">a.标签智能补全</text:span></text:span></text:p>
      <text:p text:style-name="P8"><text:span text:style-name="Source_20_Text"><text:span text:style-name="T19"><text:s text:c="5"/></text:span></text:span>第一步，生成标签文件，在工程目录的根目录执行 ctags，该目录下会多出个 tags 文件；</text:p>
      <text:p text:style-name="P8"><text:s text:c="8"/>第二步，引入标签文件。在 vim 中引入标签文件，在 vim 中执行命令</text:p>
      <text:p text:style-name="P15"><text:span text:style-name="Source_20_Text"><text:s text:c="29"/>:set tags+=/home/your_proj/tags <text:s text:c="5"/></text:span></text:p>
      <text:p text:style-name="P15"><text:span text:style-name="Source_20_Text"><text:s text:c="9"/>注：</text:span>键入标签的前几个字符后：依次键入 ctrl-x ctrl-o 将罗列匹配标签列表、</text:p>
      <text:p text:style-name="P15"><text:s text:c="63"/>依次键入 ctrl-x ctrl-i 则文件名补全</text:p>
      <text:p text:style-name="P15"><text:s text:c="63"/>依次键入ctrl-x ctrl-f 则路径补全。</text:p>
      <text:p text:style-name="P15"><text:span text:style-name="Source_20_Text"><text:span text:style-name="T8"><text:s/>b.基于语义的智能补全</text:span></text:span></text:p>
      <text:p text:style-name="P15"><text:span text:style-name="Source_20_Text"><text:span text:style-name="T8"><text:s text:c="5"/></text:span></text:span><text:span text:style-name="Source_20_Text"><text:span text:style-name="T2">基础部分已经引入，待完善</text:span></text:span></text:p>
      <text:p text:style-name="P15"><text:span text:style-name="Source_20_Text"><text:span text:style-name="T8">十四. 库信息参考</text:span></text:span></text:p>
      <text:p text:style-name="P15"><text:span text:style-name="Source_20_Text"><text:span text:style-name="T5"><text:s text:c="9"/>未实现</text:span></text:span></text:p>
      <text:p text:style-name="P15"><text:span text:style-name="Source_20_Text"><text:span text:style-name="T8">十五. 工程文件浏览</text:span></text:span></text:p>
      <text:p text:style-name="P8"><text:s text:c="4"/><text:span text:style-name="Source_20_Text"><text:span text:style-name="T5"><text:s text:c="3"/></text:span></text:span><text:span text:style-name="Source_20_Text">" 使用 NERDTree 插件查看工程文件。设置快捷键，速记：file list</text:span></text:p>
      <text:p text:style-name="Preformatted_20_Text"><text:span text:style-name="Source_20_Text"><text:s text:c="12"/>nmap &lt;Leader&gt;fl :NERDTreeToggle&lt;CR&gt;</text:span></text:p>
      <text:p text:style-name="Preformatted_20_Text"><text:span text:style-name="Source_20_Text"><text:s text:c="7"/></text:span></text:p>
      <text:p text:style-name="P16"><text:s text:c="13"/>刷新工程目录文件列表 r，</text:p>
      <text:p text:style-name="P16"><text:s text:c="12"/>显示/隐藏隐藏文件 <text:s/>I</text:p>
      <text:p text:style-name="P16"><text:s text:c="12"/>出现创建/删除/剪切/拷贝操作列表 m，</text:p>
      <text:p text:style-name="P8"><text:span text:style-name="Source_20_Text"><text:span text:style-name="T8">十六.多文档编辑</text:span></text:span></text:p>
      <text:p text:style-name="P8"><text:span text:style-name="Source_20_Text"><text:span text:style-name="T8"><text:s text:c="5"/></text:span></text:span><text:span text:style-name="Source_20_Text">" 显示/隐藏 MiniBufExplorer 窗口</text:span></text:p>
      <text:p text:style-name="Preformatted_20_Text"><text:span text:style-name="Source_20_Text"><text:s text:c="13"/>map &lt;Leader&gt;bl :MBEToggle&lt;cr&gt;</text:span></text:p>
      <text:p text:style-name="Preformatted_20_Text"><text:span text:style-name="Source_20_Text"><text:s text:c="9"/>" </text:span>ctrl-tab 正向遍历 buffer，ctrl-shift-tab 逆向遍历（光标在 buffer列表子窗口外）</text:p>
      <text:p text:style-name="Preformatted_20_Text"><text:span text:style-name="Source_20_Text"><text:s text:c="13"/>map &lt;C-Tab&gt; :MBEbn&lt;cr&gt;</text:span></text:p>
      <text:p text:style-name="P10"><text:span text:style-name="Source_20_Text"><text:s text:c="13"/>map &lt;C-S-Tab&gt; :MBEbp&lt;cr&gt;</text:span></text:p>
      <text:p text:style-name="P10"><text:span text:style-name="Source_20_Text"><text:s text:c="13"/></text:span>在某个 buffer 上删除光标所在的 buffer（光标必须在 buffer 列表子窗口内）</text:p>
      <text:p text:style-name="P17"><text:s text:c="13"/>键入 d </text:p>
      <text:p text:style-name="P17"><text:s text:c="13"/>在某个 buffer 上将该 buffer 对应 window 与先前 window 左右排列（光标必须在 buffer 列</text:p>
      <text:p text:style-name="P17"><text:s text:c="13"/>表子窗口内）</text:p>
      <text:p text:style-name="P17"><text:span text:style-name="Source_20_Text"><text:span text:style-name="T8"><text:s text:c="7"/></text:span></text:span><text:span text:style-name="Source_20_Text"><text:span text:style-name="T14">键入 v</text:span></text:span></text:p>
      <text:p text:style-name="P17"><text:soft-page-break/><text:span text:style-name="Source_20_Text"><text:span text:style-name="T8">十七.打造成编译器</text:span></text:span></text:p>
      <text:p text:style-name="P17"><text:span text:style-name="Source_20_Text"><text:span text:style-name="T8"><text:s text:c="5"/></text:span></text:span><text:span text:style-name="Source_20_Text"><text:span text:style-name="T9"><text:s text:c="2"/></text:span></text:span><text:span text:style-name="Source_20_Text"><text:span text:style-name="T2">未完成</text:span></text:span></text:p>
      <text:p text:style-name="P17"><text:span text:style-name="Source_20_Text"><text:span text:style-name="T8">十八.快速编辑结对符</text:span></text:span></text:p>
      <text:p text:style-name="P17"><text:span text:style-name="Source_20_Text"><text:span text:style-name="T8">十九.结对符</text:span></text:span></text:p>
      <text:p text:style-name="P17"><text:span text:style-name="Source_20_Text"><text:span text:style-name="T8">二十.支持分支的 undo</text:span></text:span></text:p>
      <text:p text:style-name="P17"><text:span text:style-name="Source_20_Text">" 调用 gundo 树</text:span></text:p>
      <text:p text:style-name="P10"><text:span text:style-name="Source_20_Text">nnoremap &lt;Leader&gt;ud :GundoToggle&lt;CR&gt;</text:span></text:p>
      <text:p text:style-name="P17"><text:span text:style-name="Source_20_Text"><text:span text:style-name="T8">二十一.快速移动，f是命令符，a是待定位的位置</text:span></text:span></text:p>
      <text:p text:style-name="P17"><text:span text:style-name="Source_20_Text"><text:span text:style-name="T6"><text:s/></text:span></text:span>&lt;leader&gt;&lt;leader&gt;fa </text:p>
      <text:p text:style-name="P17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9:06:22.338323731</meta:creation-date>
    <dc:date>2017-10-03T21:57:43.255079962</dc:date>
    <meta:editing-duration>PT6M1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40" meta:word-count="1475" meta:character-count="3884" meta:non-whitespace-character-count="3137"/>
  </office:meta>
</office:document-meta>
</file>